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9" style:family="table-cell" style:parent-style-name="Default">
      <style:table-cell-properties fo:background-color="#b4c7dc" fo:border="0.06pt solid #000000" fo:padding="0.0972in"/>
    </style:style>
    <style:style style:name="ce21" style:family="table-cell" style:parent-style-name="Default">
      <style:table-cell-properties fo:background-color="#b4c7dc" style:text-align-source="fix" style:repeat-content="false" fo:border="0.06pt solid #000000" fo:padding="0.0972in"/>
      <style:paragraph-properties fo:text-align="end" fo:margin-left="0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emphasize="none" style:text-overline-style="none" style:text-overline-color="font-color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size="10pt" fo:language="en" fo:country="US" fo:font-weight="bold" style:font-name="Liberation Sans" style:text-underline-style="none" style:text-underline-color="font-color" fo:font-style="normal" fo:text-shadow="none" style:language-complex="hi" style:country-complex="IN" style:font-name-complex="Lohit Devanagari" style:font-size-complex="10pt" style:font-weight-complex="normal" style:font-style-complex="normal" style:font-relief="none"/>
    </style:style>
    <style:style style:name="T8" style:family="text">
      <style:text-properties fo:language="en" fo:country="US" style:font-relief="none" style:font-style-complex="normal" style:font-weight-complex="normal" style:font-size-complex="10pt" style:font-name-complex="Lohit Devanagari" style:language-complex="hi" style:country-complex="IN" fo:text-shadow="none" fo:font-style="normal" style:text-underline-style="none" style:text-underline-color="font-color" style:font-name="Liberation Sans" fo:font-weight="bold" style:text-emphasize="none" fo:font-size="10pt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 (x1000)</text:p>
            <text:p><text:span text:style-name="T3">&gt; ab -k -c 20 -n 1000000 http://localhost:8080/hello/John</text:span></text:p>
            <text:p>Single thread</text:p>
          </table:table-cell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<text:span text:style-name="T4">Requests Per Second -Xmx16m  (x1000)</text:span></text:p>
            <text:p><text:span text:style-name="T3">&gt; ab -k -c 20 -n 1000000 </text:span><text:span text:style-name="T3"><text:a xlink:href="http://localhost:8080/hello/John" xlink:type="simple">http://localhost:8080/hello/John</text:a></text:span></text:p>
            <text:p><text:span text:style-name="T5">Single thread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<text:span text:style-name="T6">Requests Per Second -Xmx64m (x1000)</text:span></text:p>
            <text:p><text:span text:style-name="T7">&gt; wrk -t12 -c400 -d30s --latency </text:span><text:span text:style-name="T7"><text:a xlink:href="http://localhost:8080/hello/John" xlink:type="simple">http://localhost:8080/hello/John</text:a></text:span></text:p>
            <text:p><text:span text:style-name="T8">12 threads and 400 connections</text:span></text:p>
          </table:table-cell>
          <table:table-cell table:style-name="ce21" office:value-type="string" calcext:value-type="string">
            <text:p>16 (20.1 NB)</text:p>
          </table:table-cell>
          <table:table-cell office:value-type="float" office:value="5.8" calcext:value-type="float">
            <text:p>5.8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</table:table-row>
        <table:table-row table:style-name="ro6">
          <table:table-cell table:style-name="ce5" office:value-type="string" calcext:value-type="string">
            <text:p>Memory Consumption (Heap usage) Mb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7">
          <table:table-cell table:style-name="ce5" office:value-type="string" calcext:value-type="string">
            <text:p>Memory Consumption -Xmx16m (Heap usage) Mb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</table:table-row>
        <table:table-row table:style-name="ro8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9">
          <table:table-cell table:style-name="Default" table:number-columns-repeated="5"/>
        </table:table-row>
        <table:table-row table:style-name="ro9">
          <table:table-cell table:style-name="Default" office:value-type="string" calcext:value-type="string">
            <text:p>NB – Non-Blocking processing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1:40:45.141438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6-05T22:00:56.978337192</dc:date>
    <meta:editing-duration>PT1H28M32S</meta:editing-duration>
    <meta:editing-cycles>19</meta:editing-cycles>
    <meta:generator>LibreOffice/6.4.4.2$Linux_X86_64 LibreOffice_project/40$Build-2</meta:generator>
    <meta:document-statistic meta:table-count="1" meta:cell-count="45" meta:object-count="0"/>
  </office:meta>
</office:document-meta>
</file>